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42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4.45mm"/>
    </style:style>
    <style:style style:name="co6" style:family="table-column">
      <style:table-column-properties fo:break-before="auto" style:column-width="63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p7deathst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Proj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intermediate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ew_org_id</text:p>
          </table:table-cell>
        </table:table-row>
        <table:table-row table:style-name="ro1">
          <table:table-cell office:value-type="string" calcext:value-type="string">
            <text:p>FRAUNHOFER GESELLSCHAFT ZUR FOERDERUNG DER ANGEWANDTEN FORSCHUNG E V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</text:p>
          </table:table-cell>
          <table:table-cell office:value-type="float" office:value="999984059" calcext:value-type="float">
            <text:p>999984059</text:p>
          </table:table-cell>
        </table:table-row>
        <table:table-row table:style-name="ro1">
          <table:table-cell office:value-type="string" calcext:value-type="string">
            <text:p>CENTRE NATIONAL DE LA RECHERCHE SCIENTIFIQUE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3dd8adf7378218b42943d9cf442a40be</text:p>
          </table:table-cell>
        </table:table-row>
        <table:table-row table:style-name="ro1">
          <table:table-cell office:value-type="string" calcext:value-type="string">
            <text:p>CONSIGLIO NAZIONALE DELLE RICERCHE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T</text:p>
          </table:table-cell>
          <table:table-cell office:value-type="float" office:value="999979500" calcext:value-type="float">
            <text:p>999979500</text:p>
          </table:table-cell>
        </table:table-row>
        <table:table-row table:style-name="ro1">
          <table:table-cell office:value-type="string" calcext:value-type="string">
            <text:p>COMMISSARIAT A L' ENERGIE ATOMIQUE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</text:p>
          </table:table-cell>
          <table:table-cell office:value-type="float" office:value="999992401" calcext:value-type="float">
            <text:p>999992401</text:p>
          </table:table-cell>
        </table:table-row>
        <table:table-row table:style-name="ro1">
          <table:table-cell office:value-type="string" calcext:value-type="string">
            <text:p>AGENCIA ESTATAL CONSEJO SUPERIOR DE INVESTIGACIONES CIENTIFICAS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</text:p>
          </table:table-cell>
          <table:table-cell office:value-type="float" office:value="999991722" calcext:value-type="float">
            <text:p>999991722</text:p>
          </table:table-cell>
        </table:table-row>
        <table:table-row table:style-name="ro1">
          <table:table-cell office:value-type="string" calcext:value-type="string">
            <text:p>NEDERLANDSE ORGANISATIE VOOR TOEGEPAST NATUURWETENSCHAPPELIJK ONDERZOEK <text:s/>TNO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L</text:p>
          </table:table-cell>
          <table:table-cell office:value-type="float" office:value="999988909" calcext:value-type="float">
            <text:p>999988909</text:p>
          </table:table-cell>
        </table:table-row>
        <table:table-row table:style-name="ro1">
          <table:table-cell office:value-type="string" calcext:value-type="string">
            <text:p>DEUTSCHES ZENTRUM FUER LUFT <text:s/>UND RAUMFAHRT EV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</text:p>
          </table:table-cell>
          <table:table-cell office:value-type="float" office:value="999981731" calcext:value-type="float">
            <text:p>999981731</text:p>
          </table:table-cell>
        </table:table-row>
        <table:table-row table:style-name="ro1">
          <table:table-cell office:value-type="string" calcext:value-type="string">
            <text:p>VTT TECHNICAL RESEARCH CENTRE OF FINLAND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1ace9e594a0967655ea9eff789bbbfe3</text:p>
          </table:table-cell>
        </table:table-row>
        <table:table-row table:style-name="ro1">
          <table:table-cell office:value-type="string" calcext:value-type="string">
            <text:p>DANMARKS TEKNISKE UNIVERSITET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K</text:p>
          </table:table-cell>
          <table:table-cell office:value-type="float" office:value="999990655" calcext:value-type="float">
            <text:p>999990655</text:p>
          </table:table-cell>
        </table:table-row>
        <table:table-row table:style-name="ro1">
          <table:table-cell office:value-type="string" calcext:value-type="string">
            <text:p>KATHOLIEKE UNIVERSITEIT LEUVEN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</text:p>
          </table:table-cell>
          <table:table-cell office:value-type="float" office:value="999991334" calcext:value-type="float">
            <text:p>999991334</text:p>
          </table:table-cell>
        </table:table-row>
        <table:table-row table:style-name="ro1">
          <table:table-cell office:value-type="string" calcext:value-type="string">
            <text:p>IMPERIAL COLLEGE OF SCIENCE, TECHNOLOGY AND MEDICINE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K</text:p>
          </table:table-cell>
          <table:table-cell office:value-type="float" office:value="999993468" calcext:value-type="float">
            <text:p>999993468</text:p>
          </table:table-cell>
        </table:table-row>
        <table:table-row table:style-name="ro1">
          <table:table-cell office:value-type="string" calcext:value-type="string">
            <text:p>THE UNIVERSITY OF MANCHESTER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K</text:p>
          </table:table-cell>
          <table:table-cell office:value-type="float" office:value="999903840" calcext:value-type="float">
            <text:p>999903840</text:p>
          </table:table-cell>
        </table:table-row>
        <table:table-row table:style-name="ro1">
          <table:table-cell office:value-type="string" calcext:value-type="string">
            <text:p>MAX PLANCK GESELLSCHAFT ZUR FOERDERUNG DER WISSENSCHAFTEN E V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</text:p>
          </table:table-cell>
          <table:table-cell office:value-type="float" office:value="999990267" calcext:value-type="float">
            <text:p>999990267</text:p>
          </table:table-cell>
        </table:table-row>
        <table:table-row table:style-name="ro1">
          <table:table-cell office:value-type="string" calcext:value-type="string">
            <text:p>WAGENINGEN UNIVERSITEIT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650a6a1e26d4ea943dbe92b7fb30d9bd</text:p>
          </table:table-cell>
        </table:table-row>
        <table:table-row table:style-name="ro1">
          <table:table-cell office:value-type="string" calcext:value-type="string">
            <text:p>FUNDACION TECNALIA RESEARCH &amp; INNOVATION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</text:p>
          </table:table-cell>
          <table:table-cell office:value-type="float" office:value="999604110" calcext:value-type="float">
            <text:p>999604110</text:p>
          </table:table-cell>
        </table:table-row>
        <table:table-row table:style-name="ro1">
          <table:table-cell office:value-type="string" calcext:value-type="string">
            <text:p>UNIVERSITAET KARLSRUHE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990797674" calcext:value-type="float">
            <text:p>990797674</text:p>
          </table:table-cell>
        </table:table-row>
        <table:table-row table:style-name="ro1">
          <table:table-cell office:value-type="string" calcext:value-type="string">
            <text:p>THE CHANCELLOR, MASTERS AND SCHOLARS OF THE UNIVERSITY OF CAMBRIDGE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K</text:p>
          </table:table-cell>
          <table:table-cell office:value-type="float" office:value="999977172" calcext:value-type="float">
            <text:p>999977172</text:p>
          </table:table-cell>
        </table:table-row>
        <table:table-row table:style-name="ro1">
          <table:table-cell office:value-type="string" calcext:value-type="string">
            <text:p>UNIVERSITY COLLEGE LONDON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K</text:p>
          </table:table-cell>
          <table:table-cell office:value-type="float" office:value="999975620" calcext:value-type="float">
            <text:p>999975620</text:p>
          </table:table-cell>
        </table:table-row>
        <table:table-row table:style-name="ro1">
          <table:table-cell office:value-type="string" calcext:value-type="string">
            <text:p>CHALMERS TEKNISKA HOEGSKOLA AB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</text:p>
          </table:table-cell>
          <table:table-cell office:value-type="float" office:value="999980373" calcext:value-type="float">
            <text:p>999980373</text:p>
          </table:table-cell>
        </table:table-row>
        <table:table-row table:style-name="ro1">
          <table:table-cell office:value-type="string" calcext:value-type="string">
            <text:p>KUNGLIGA TEKNISKA HOEGSKOLAN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float" office:value="999990946" calcext:value-type="float">
            <text:p>999990946</text:p>
          </table:table-cell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float" office:value="999901318" calcext:value-type="float">
            <text:p>999901318</text:p>
          </table:table-cell>
        </table:table-row>
        <table:table-row table:style-name="ro1">
          <table:table-cell office:value-type="string" calcext:value-type="string">
            <text:p>UNIVERSIDAD POLITECNICA DE MADRID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</text:p>
          </table:table-cell>
          <table:table-cell office:value-type="float" office:value="999974844" calcext:value-type="float">
            <text:p>999974844</text:p>
          </table:table-cell>
        </table:table-row>
        <table:table-row table:style-name="ro1">
          <table:table-cell office:value-type="string" calcext:value-type="string">
            <text:p>TECHNISCHE UNIVERSITEIT DELFT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L</text:p>
          </table:table-cell>
          <table:table-cell office:value-type="float" office:value="999977366" calcext:value-type="float">
            <text:p>999977366</text:p>
          </table:table-cell>
        </table:table-row>
        <table:table-row table:style-name="ro1">
          <table:table-cell office:value-type="string" calcext:value-type="string">
            <text:p>INSTITUT NATIONAL DE LA RECHERCHE AGRONOMIQUE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</text:p>
          </table:table-cell>
          <table:table-cell office:value-type="float" office:value="999993274" calcext:value-type="float">
            <text:p>999993274</text:p>
          </table:table-cell>
        </table:table-row>
        <table:table-row table:style-name="ro1">
          <table:table-cell office:value-type="string" calcext:value-type="string">
            <text:p>UNIVERSITY OF SOUTHAMPTON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K</text:p>
          </table:table-cell>
          <table:table-cell office:value-type="float" office:value="999975329" calcext:value-type="float">
            <text:p>999975329</text:p>
          </table:table-cell>
        </table:table-row>
        <table:table-row table:style-name="ro1">
          <table:table-cell office:value-type="string" calcext:value-type="string">
            <text:p>THE UNIVERSITY OF EDINBURGH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K</text:p>
          </table:table-cell>
          <table:table-cell office:value-type="float" office:value="999974941" calcext:value-type="float">
            <text:p>999974941</text:p>
          </table:table-cell>
        </table:table-row>
        <table:table-row table:style-name="ro1">
          <table:table-cell office:value-type="string" calcext:value-type="string">
            <text:p>FORSCHUNGSZENTRUM JUELICH GMBH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office:value-type="float" office:value="999980470" calcext:value-type="float">
            <text:p>999980470</text:p>
          </table:table-cell>
        </table:table-row>
        <table:table-row table:style-name="ro1">
          <table:table-cell office:value-type="string" calcext:value-type="string">
            <text:p>EIDGENÃ–SSISCHE TECHNISCHE HOCHSCHULE ZÃœRICH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</text:p>
          </table:table-cell>
          <table:table-cell office:value-type="float" office:value="999979015" calcext:value-type="float">
            <text:p>999979015</text:p>
          </table:table-cell>
        </table:table-row>
        <table:table-row table:style-name="ro1">
          <table:table-cell office:value-type="string" calcext:value-type="string">
            <text:p>COMMISSION OF THE EUROPEAN COMMUNITIES <text:s/>DIRECTORATE GENERAL JOINT RESEARCH CENTRE <text:s/>JRC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d03d3f97724cbf17982adcdb07a41cbb</text:p>
          </table:table-cell>
        </table:table-row>
        <table:table-row table:style-name="ro1">
          <table:table-cell office:value-type="string" calcext:value-type="string">
            <text:p>ECOLE POLYTECHNIQUE FEDERALE DE LAUSANNE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</text:p>
          </table:table-cell>
          <table:table-cell office:value-type="float" office:value="999973971" calcext:value-type="float">
            <text:p>999973971</text:p>
          </table:table-cell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</text:p>
          </table:table-cell>
          <table:table-cell office:value-type="float" office:value="999978530" calcext:value-type="float">
            <text:p>999978530</text:p>
          </table:table-cell>
        </table:table-row>
        <table:table-row table:style-name="ro1">
          <table:table-cell office:value-type="string" calcext:value-type="string">
            <text:p>POLITECNICO DI TORINO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</text:p>
          </table:table-cell>
          <table:table-cell office:value-type="float" office:value="999977754" calcext:value-type="float">
            <text:p>999977754</text:p>
          </table:table-cell>
        </table:table-row>
        <table:table-row table:style-name="ro1">
          <table:table-cell office:value-type="string" calcext:value-type="string">
            <text:p>HELSINGIN YLIOPISTO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</text:p>
          </table:table-cell>
          <table:table-cell office:value-type="float" office:value="999994535" calcext:value-type="float">
            <text:p>999994535</text:p>
          </table:table-cell>
        </table:table-row>
        <table:table-row table:style-name="ro1">
          <table:table-cell office:value-type="string" calcext:value-type="string">
            <text:p>FOUNDATION FOR RESEARCH AND TECHNOLOGY HELLAS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</text:p>
          </table:table-cell>
          <table:table-cell office:value-type="float" office:value="999995893" calcext:value-type="float">
            <text:p>999995893</text:p>
          </table:table-cell>
        </table:table-row>
        <table:table-row table:style-name="ro1">
          <table:table-cell office:value-type="string" calcext:value-type="string">
            <text:p>POLITECNICO DI MILANO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</text:p>
          </table:table-cell>
          <table:table-cell office:value-type="float" office:value="999879881" calcext:value-type="float">
            <text:p>999879881</text:p>
          </table:table-cell>
        </table:table-row>
        <table:table-row table:style-name="ro1">
          <table:table-cell office:value-type="string" calcext:value-type="string">
            <text:p>UNIVERSITAET STUTTGART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</text:p>
          </table:table-cell>
          <table:table-cell office:value-type="float" office:value="999974747" calcext:value-type="float">
            <text:p>999974747</text:p>
          </table:table-cell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</text:p>
          </table:table-cell>
          <table:table-cell office:value-type="float" office:value="999985029" calcext:value-type="float">
            <text:p>999985029</text:p>
          </table:table-cell>
        </table:table-row>
        <table:table-row table:style-name="ro1">
          <table:table-cell office:value-type="string" calcext:value-type="string">
            <text:p>ALMA MATER STUDIORUM UNIVERSITA DI BOLOGNA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float" office:value="999993953" calcext:value-type="float">
            <text:p>999993953</text:p>
          </table:table-cell>
        </table:table-row>
        <table:table-row table:style-name="ro1">
          <table:table-cell office:value-type="string" calcext:value-type="string">
            <text:p>RHEINISCH WESTFAELISCHE TECHNISCHE HOCHSCHULE AACHEN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</text:p>
          </table:table-cell>
          <table:table-cell office:value-type="float" office:value="999983962" calcext:value-type="float">
            <text:p>999983962</text:p>
          </table:table-cell>
        </table:table-row>
        <table:table-row table:style-name="ro1">
          <table:table-cell office:value-type="string" calcext:value-type="string">
            <text:p>AARHUS UNIVERSITET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K</text:p>
          </table:table-cell>
          <table:table-cell office:value-type="float" office:value="999997736" calcext:value-type="float">
            <text:p>999997736</text:p>
          </table:table-cell>
        </table:table-row>
        <table:table-row table:style-name="ro1">
          <table:table-cell office:value-type="string" calcext:value-type="string">
            <text:p>INSTITUT NATIONAL DE RECHERCHE EN INFORMATIQUE ET EN AUTOMATIQUE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</text:p>
          </table:table-cell>
          <table:table-cell office:value-type="float" office:value="999547074" calcext:value-type="float">
            <text:p>999547074</text:p>
          </table:table-cell>
        </table:table-row>
        <table:table-row table:style-name="ro1">
          <table:table-cell office:value-type="string" calcext:value-type="string">
            <text:p>UNIVERSITA DEGLI STUDI DI ROMA LA SAPIENZA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float" office:value="999987745" calcext:value-type="float">
            <text:p>999987745</text:p>
          </table:table-cell>
        </table:table-row>
        <table:table-row table:style-name="ro1">
          <table:table-cell office:value-type="string" calcext:value-type="string">
            <text:p>KOBENHAVNS UNIVERSITET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310b7d1cafa55e409e76d07808be36d</text:p>
          </table:table-cell>
        </table:table-row>
        <table:table-row table:style-name="ro1">
          <table:table-cell office:value-type="string" calcext:value-type="string">
            <text:p>TECHNISCHE UNIVERSITAET DRESDEN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999897729" calcext:value-type="float">
            <text:p>999897729</text:p>
          </table:table-cell>
        </table:table-row>
        <table:table-row table:style-name="ro1">
          <table:table-cell office:value-type="string" calcext:value-type="string">
            <text:p>KING'S COLLEGE LONDON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K</text:p>
          </table:table-cell>
          <table:table-cell office:value-type="float" office:value="999981052" calcext:value-type="float">
            <text:p>999981052</text:p>
          </table:table-cell>
        </table:table-row>
        <table:table-row table:style-name="ro1">
          <table:table-cell office:value-type="string" calcext:value-type="string">
            <text:p>UNIVERSITEIT GENT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e026266ced9c74b013953ad353a1478</text:p>
          </table:table-cell>
        </table:table-row>
        <table:table-row table:style-name="ro1">
          <table:table-cell office:value-type="string" calcext:value-type="string">
            <text:p>TECHNISCHE UNIVERSITAET MUENCHEN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office:value-type="float" office:value="999977463" calcext:value-type="float">
            <text:p>999977463</text:p>
          </table:table-cell>
        </table:table-row>
        <table:table-row table:style-name="ro1">
          <table:table-cell office:value-type="string" calcext:value-type="string">
            <text:p>THE UNIVERSITY OF SHEFFIELD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K</text:p>
          </table:table-cell>
          <table:table-cell office:value-type="float" office:value="999976881" calcext:value-type="float">
            <text:p>999976881</text:p>
          </table:table-cell>
        </table:table-row>
        <table:table-row table:style-name="ro1">
          <table:table-cell office:value-type="string" calcext:value-type="string">
            <text:p>UNIVERSITY OF LEEDS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office:value-type="float" office:value="999975426" calcext:value-type="float">
            <text:p>999975426</text:p>
          </table:table-cell>
        </table:table-row>
        <table:table-row table:style-name="ro1">
          <table:table-cell office:value-type="string" calcext:value-type="string">
            <text:p>JOZEF STEFAN INSTITUTE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office:value-type="float" office:value="999971837" calcext:value-type="float">
            <text:p>999971837</text:p>
          </table:table-cell>
        </table:table-row>
        <table:table-row table:style-name="ro1">
          <table:table-cell office:value-type="string" calcext:value-type="string">
            <text:p>NATURAL ENVIRONMENT RESEARCH COUNCIL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office:value-type="float" office:value="999989200" calcext:value-type="float">
            <text:p>999989200</text:p>
          </table:table-cell>
        </table:table-row>
        <table:table-row table:style-name="ro1">
          <table:table-cell office:value-type="string" calcext:value-type="string">
            <text:p>THE CHANCELLOR, MASTERS AND SCHOLARS OF THE UNIVERSITY OF OXFORD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office:value-type="float" office:value="999984350" calcext:value-type="float">
            <text:p>999984350</text:p>
          </table:table-cell>
        </table:table-row>
        <table:table-row table:style-name="ro1">
          <table:table-cell office:value-type="string" calcext:value-type="string">
            <text:p>THE UNIVERSITY OF BIRMINGHAM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999907526" calcext:value-type="float">
            <text:p>999907526</text:p>
          </table:table-cell>
        </table:table-row>
        <table:table-row table:style-name="ro1">
          <table:table-cell office:value-type="string" calcext:value-type="string">
            <text:p>STICHTING VU VUMC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8a6c99a14b44fcbd15388025fffe169d</text:p>
          </table:table-cell>
        </table:table-row>
        <table:table-row table:style-name="ro1">
          <table:table-cell office:value-type="string" calcext:value-type="string">
            <text:p>UNIVERSITEIT UTRECHT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float" office:value="999985805" calcext:value-type="float">
            <text:p>999985805</text:p>
          </table:table-cell>
        </table:table-row>
        <table:table-row table:style-name="ro1">
          <table:table-cell office:value-type="string" calcext:value-type="string">
            <text:p>THE CHANCELLOR, MASTERS AND SCHOLARS OF THE UNIVERSITY OF OXFORD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1f59b06c2399697d3f6721b4f489f5bc</text:p>
          </table:table-cell>
        </table:table-row>
        <table:table-row table:style-name="ro1">
          <table:table-cell office:value-type="string" calcext:value-type="string">
            <text:p>THE UNIVERSITY OF NOTTINGHAM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office:value-type="float" office:value="999976978" calcext:value-type="float">
            <text:p>999976978</text:p>
          </table:table-cell>
        </table:table-row>
        <table:table-row table:style-name="ro1">
          <table:table-cell office:value-type="string" calcext:value-type="string">
            <text:p>TECHNISCHE UNIVERSITEIT EINDHOVEN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</text:p>
          </table:table-cell>
          <table:table-cell office:value-type="float" office:value="999977269" calcext:value-type="float">
            <text:p>999977269</text:p>
          </table:table-cell>
        </table:table-row>
        <table:table-row table:style-name="ro1">
          <table:table-cell office:value-type="string" calcext:value-type="string">
            <text:p>UNIVERSITAET ZUERICH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float" office:value="999976396" calcext:value-type="float">
            <text:p>999976396</text:p>
          </table:table-cell>
        </table:table-row>
        <table:table-row table:style-name="ro1">
          <table:table-cell office:value-type="string" calcext:value-type="string">
            <text:p>UNIVERSITE PIERRE ET MARIE CURIE <text:s/>PARIS 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office:value-type="float" office:value="999986193" calcext:value-type="float">
            <text:p>999986193</text:p>
          </table:table-cell>
        </table:table-row>
        <table:table-row table:style-name="ro1">
          <table:table-cell office:value-type="string" calcext:value-type="string">
            <text:p>TECHNISCHE UNIVERSITAET WIEN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float" office:value="999979888" calcext:value-type="float">
            <text:p>999979888</text:p>
          </table:table-cell>
        </table:table-row>
        <table:table-row table:style-name="ro1">
          <table:table-cell office:value-type="string" calcext:value-type="string">
            <text:p>UNIVERSITETET I OSLO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999975814" calcext:value-type="float">
            <text:p>999975814</text:p>
          </table:table-cell>
        </table:table-row>
        <table:table-row table:style-name="ro1">
          <table:table-cell office:value-type="string" calcext:value-type="string">
            <text:p>AGENZIA NAZIONALE PER LE NUOVE TECNOLOGIE, L'ENERGIA E LO SVILUPPO ECONOMICO SOSTENIBILE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6eab29dba6d6be4f53eeb618190aa308</text:p>
          </table:table-cell>
        </table:table-row>
        <table:table-row table:style-name="ro1">
          <table:table-cell office:value-type="string" calcext:value-type="string">
            <text:p>SCIENCE AND TECHNOLOGY FACILITIES COUNCIL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999980179" calcext:value-type="float">
            <text:p>999980179</text:p>
          </table:table-cell>
        </table:table-row>
        <table:table-row table:style-name="ro1">
          <table:table-cell office:value-type="string" calcext:value-type="string">
            <text:p>UNIVERSITY OF BRISTOL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</text:p>
          </table:table-cell>
          <table:table-cell office:value-type="float" office:value="999974262" calcext:value-type="float">
            <text:p>999974262</text:p>
          </table:table-cell>
        </table:table-row>
        <table:table-row table:style-name="ro1">
          <table:table-cell office:value-type="string" calcext:value-type="string">
            <text:p>PAUL SCHERRER INSTITUT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78dd6b29db43a748fd88a7b834e5bd7</text:p>
          </table:table-cell>
        </table:table-row>
      </table:table>
      <table:named-expressions/>
      <table:database-ranges>
        <table:database-range table:name="__Anonymous_Sheet_DB__0" table:target-range-address="fp7deathstar.A1:fp7deathstar.F6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3T11:19:46.711108000</dc:date>
    <dc:creator>Alberto Cottica</dc:creator>
    <meta:editing-duration>P1DT12H38M53S</meta:editing-duration>
    <meta:editing-cycles>1</meta:editing-cycles>
    <meta:document-statistic meta:table-count="1" meta:cell-count="402" meta:object-count="0"/>
    <meta:generator>LibreOffice/4.4.3.2$MacOSX_X86_64 LibreOffice_project/88805f81e9fe61362df02b9941de8e38a9b5fd16</meta:generator>
  </office:meta>
</office:document-meta>
</file>